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671b" officeooo:paragraph-rsid="0003671b"/>
    </style:style>
    <style:style style:name="P2" style:family="paragraph" style:parent-style-name="Standard">
      <style:text-properties officeooo:rsid="0004b421" officeooo:paragraph-rsid="0004b421"/>
    </style:style>
    <style:style style:name="P3" style:family="paragraph" style:parent-style-name="Standard">
      <style:text-properties officeooo:rsid="0005a797" officeooo:paragraph-rsid="0005a797"/>
    </style:style>
    <style:style style:name="T1" style:family="text">
      <style:text-properties officeooo:rsid="0005a7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is deep culture?</text:p>
      <text:p text:style-name="P1">Courtships marriage religion, its the things that are not seen </text:p>
      <text:p text:style-name="P1">and is very personal to people beliefs and values.</text:p>
      <text:p text:style-name="P1"/>
      <text:p text:style-name="P1">What is surface culture?</text:p>
      <text:p text:style-name="P1">Things you can see and identify</text:p>
      <text:p text:style-name="P1">the food you eat holidays celebrated, music art, local figures.</text:p>
      <text:p text:style-name="P1"/>
      <text:p text:style-name="P1">What does it mean to be culturally competent when working in the mental health field?</text:p>
      <text:p text:style-name="P1">Being aware of your own cluture and being aware of your own basis.</text:p>
      <text:p text:style-name="P1">You have the ability to learn of someones culture.</text:p>
      <text:p text:style-name="P1"/>
      <text:p text:style-name="P1">Why is it important to be sensitive to the beliefs and practices of others?</text:p>
      <text:p text:style-name="P1">What works with one individual might not work with another. Cultures effect how we behave and act</text:p>
      <text:p text:style-name="P1"/>
      <text:p text:style-name="P2">define the following.</text:p>
      <text:p text:style-name="P2"/>
      <text:p text:style-name="P2">Sacred. Refers to the divine being higher power or ultimate reality.</text:p>
      <text:p text:style-name="P2"/>
      <text:p text:style-name="P2">Search- refers to attempts at identifying, articulating, maintaining or transforming, knowing understanding and embodying</text:p>
      <text:p text:style-name="P2"/>
      <text:p text:style-name="P2">Spirituality- life<text:span text:style-name="T1">'</text:span>s purpose sense of coherence</text:p>
      <text:p text:style-name="P2"/>
      <text:p text:style-name="P2">religion or religiousness-</text:p>
      <text:p text:style-name="P2">the search for the sacred and search for non sacred goals in context.</text:p>
      <text:p text:style-name="P2">Religiousness- is not conf<text:span text:style-name="T1">ine</text:span>d to institutional setting</text:p>
      <text:p text:style-name="P2">Religion- linked to formal religious institutions <text:span text:style-name="T1">where the primary goal is to search for the sacred</text:span></text:p>
      <text:p text:style-name="P2"/>
      <text:p text:style-name="P3">flip over paper</text:p>
      <text:p text:style-name="P3"/>
      <text:p text:style-name="P3">what are the 3 hypothesized?</text:p>
      <text:p text:style-name="P3">Health behaviors </text:p>
      <text:p text:style-name="P3">social supports</text:p>
      <text:p text:style-name="P3">coherence hypothesis</text:p>
      <text:p text:style-name="P3"/>
      <text:p text:style-name="P3">How can you as a peer specialist help people who identify as GLBT overcome stigma?</text:p>
      <text:p text:style-name="P3"/>
      <text:p text:style-name="P3">Think carefully about the labels you apply to people as they can create isolation.</text:p>
      <text:p text:style-name="P3"/>
      <text:p text:style-name="P3">Don't assume someones sexual orientation or gender identity</text:p>
      <text:p text:style-name="P3"/>
      <text:p text:style-name="P3">Empathize and validate GLBT personal experiences.</text:p>
      <text:p text:style-name="P3"/>
      <text:p text:style-name="P3">Recognize that discrimination exists for GLBT and this can affect access to many resour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21:13:32.524000000</meta:creation-date>
    <dc:date>2014-09-15T21:59:51.731000000</dc:date>
    <meta:editing-duration>PT15M16S</meta:editing-duration>
    <meta:editing-cycles>1</meta:editing-cycles>
    <meta:document-statistic meta:table-count="0" meta:image-count="0" meta:object-count="0" meta:page-count="1" meta:paragraph-count="29" meta:word-count="255" meta:character-count="1589" meta:non-whitespace-character-count="1361"/>
    <meta:generator>LibreOffice/4.2.3.3$Windows_x86 LibreOffice_project/882f8a0a489bc99a9e60c7905a60226254cb6ff0</meta:generator>
  </office:meta>
</office:document-meta>
</file>